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125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3389in"/>
    </style:style>
    <style:style style:name="Table1.D" style:family="table-column">
      <style:table-column-properties style:column-width="1.797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0d8a8e" officeooo:paragraph-rsid="000d26c4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37d0e" officeooo:paragraph-rsid="00137d0e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3c9b3" officeooo:paragraph-rsid="0013c9b3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44158" officeooo:paragraph-rsid="00144158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4bc16" officeooo:paragraph-rsid="0014bc1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4f759" officeooo:paragraph-rsid="0014f759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656d5" officeooo:paragraph-rsid="001656d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6ac32" officeooo:paragraph-rsid="0016ac32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6b751" officeooo:paragraph-rsid="0016b75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">DIA</text:p>
          </table:table-cell>
          <table:table-cell table:style-name="Table1.A1" office:value-type="string">
            <text:p text:style-name="P2">DAVID</text:p>
          </table:table-cell>
          <table:table-cell table:style-name="Table1.A1" office:value-type="string">
            <text:p text:style-name="P2">DIEGO</text:p>
          </table:table-cell>
          <table:table-cell table:style-name="Table1.D1" office:value-type="string">
            <text:p text:style-name="P2">MANUEL</text:p>
          </table:table-cell>
        </table:table-row>
        <table:table-row>
          <table:table-cell table:style-name="Table1.A2" office:value-type="string">
            <text:p text:style-name="P2">05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4">12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14/05/2024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">15/05/2024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5">16/05/202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5</text:p>
          </table:table-cell>
        </table:table-row>
        <table:table-row>
          <table:table-cell table:style-name="Table1.D2" table:number-columns-spanned="4" office:value-type="string">
            <text:p text:style-name="P9">ENTREGA PRIMERA ITERACIÓ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02/05/2024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4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03/05/2024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9">04/05/2024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10">4</text:p>
          </table:table-cell>
        </table:table-row>
        <table:table-row>
          <table:table-cell table:style-name="Table1.A2" office:value-type="string">
            <text:p text:style-name="P9">05/05/202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11">5</text:p>
          </table:table-cell>
        </table:table-row>
        <table:table-row>
          <table:table-cell table:style-name="Table1.A2" office:value-type="string">
            <text:p text:style-name="P9">06/05/202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11">3</text:p>
          </table:table-cell>
        </table:table-row>
        <table:table-row>
          <table:table-cell table:style-name="Table1.A2" office:value-type="string">
            <text:p text:style-name="P9">07/05/202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19:54.232626602</meta:creation-date>
    <meta:editing-duration>PT8M30S</meta:editing-duration>
    <meta:editing-cycles>11</meta:editing-cycles>
    <meta:generator>LibreOffice/7.3.7.2$Linux_X86_64 LibreOffice_project/30$Build-2</meta:generator>
    <dc:date>2024-06-07T01:40:59.038544610</dc:date>
    <meta:document-statistic meta:table-count="1" meta:image-count="0" meta:object-count="0" meta:page-count="1" meta:paragraph-count="36" meta:word-count="38" meta:character-count="174" meta:non-whitespace-character-count="172"/>
  </office:meta>
</office:document-meta>
</file>